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20.86pt" fo:break-before="auto" style:use-optimal-row-height="true"/>
    </style:style>
    <style:style style:name="ro18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94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OR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OR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  OR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41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4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AND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AND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1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  AND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  AND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79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       AND       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       AND       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25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0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5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85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0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3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7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49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0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503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WOOD DALE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IL</text:p>
            </table:table-cell>
            <table:covered-table-cell table:style-name="ce25"/>
            <table:table-cell table:style-name="ce25"/>
            <table:table-cell table:style-name="ce841" office:value-type="string" calcext:value-type="string" table:number-columns-spanned="2" table:number-rows-spanned="1">
              <text:p>VOL:</text:p>
            </table:table-cell>
            <table:covered-table-cell table:style-name="ce843"/>
            <table:table-cell table:style-name="ce123" table:formula="of:=[Summary.AD38]" office:value-type="float" office:value="13966.64" calcext:value-type="float" table:number-columns-spanned="3" table:number-rows-spanned="1">
              <text:p>13,966.64</text:p>
            </table:table-cell>
            <table:covered-table-cell table:style-name="ce125"/>
            <table:covered-table-cell table:style-name="ce843"/>
            <table:table-cell table:style-name="ce843"/>
            <table:table-cell table:style-name="ce841" office:value-type="string" calcext:value-type="string" table:number-columns-spanned="2" table:number-rows-spanned="1">
              <text:p>PAY:</text:p>
            </table:table-cell>
            <table:covered-table-cell table:style-name="ce843"/>
            <table:table-cell table:style-name="ce123" table:formula="of:=[Summary.X38]" office:value-type="float" office:value="4395" calcext:value-type="float" table:number-columns-spanned="3" table:number-rows-spanned="1">
              <text:p>4,395.00</text:p>
            </table:table-cell>
            <table:covered-table-cell table:number-columns-repeated="2" table:style-name="ce125"/>
            <table:table-cell table:style-name="ce84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146784051139" calcext:value-type="percentage" table:number-columns-spanned="3" table:number-rows-spanned="1">
              <text:p>31.47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794"/>
            <table:table-cell table:style-name="ce837" table:content-validation-name="val5" office:value-type="float" office:value="15" calcext:value-type="float" table:number-columns-spanned="2" table:number-rows-spanned="1">
              <text:p>15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FIDENCIO RODRIGUEZ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794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1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1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79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79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ESMERALDA EDUARDO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975" calcext:value-type="float" table:number-columns-spanned="3" table:number-rows-spanned="2">
            <text:p>975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1160" calcext:value-type="float" table:number-columns-spanned="3" table:number-rows-spanned="3">
            <text:p>1,16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ESMERALDA EDUARDO" calcext:value-type="string">
            <text:p>ESMERALDA EDUARDO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975" calcext:value-type="float">
            <text:p>975.00</text:p>
          </table:table-cell>
          <table:table-cell table:style-name="ce304"/>
          <table:table-cell table:style-name="ce307" table:formula="of:=[.BU6]" office:value-type="float" office:value="185" calcext:value-type="float">
            <text:p>185.0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160" calcext:value-type="float">
            <text:p>1,160.00</text:p>
          </table:table-cell>
          <table:table-cell table:style-name="ce329"/>
          <table:table-cell table:style-name="ce307" table:formula="of:=[.$AM10]" office:value-type="float" office:value="185" calcext:value-type="float">
            <text:p>185.00</text:p>
          </table:table-cell>
          <table:table-cell table:style-name="ce307"/>
          <table:table-cell table:style-name="ce307" table:formula="of:=IF([.$BU6] &lt;= [.$CA6]* 0.2; [.$BU6]; [.$CA6]* 0.2)" office:value-type="float" office:value="185" calcext:value-type="float">
            <text:p>185.00</text:p>
          </table:table-cell>
          <table:table-cell table:style-name="Default"/>
          <table:table-cell table:style-name="ce339" table:formula="of:=SUM([.$F12:.$AD12])" office:value-type="float" office:value="3540.64" calcext:value-type="float">
            <text:p>3,540.64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160" calcext:value-type="float">
            <text:p>1,160.00</text:p>
          </table:table-cell>
          <table:table-cell table:style-name="ce344"/>
          <table:table-cell table:style-name="ce25" table:formula="of:=[.BC6]+[.BE6]" office:value-type="float" office:value="1160" calcext:value-type="float">
            <text:p>116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160-Expense" calcext:value-type="string" table:number-columns-spanned="3" table:number-rows-spanned="1">
            <text:p>116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85" calcext:value-type="float" table:number-columns-spanned="3" table:number-rows-spanned="2">
            <text:p>185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600.64" calcext:value-type="float" table:number-columns-spanned="4" table:number-rows-spanned="1">
            <text:p>600.64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588" calcext:value-type="float" table:number-columns-spanned="4" table:number-rows-spanned="1">
            <text:p>58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588" calcext:value-type="float" table:number-columns-spanned="4" table:number-rows-spanned="1">
            <text:p>58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588" calcext:value-type="float" table:number-columns-spanned="4" table:number-rows-spanned="1">
            <text:p>58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588" calcext:value-type="float" table:number-columns-spanned="4" table:number-rows-spanned="1">
            <text:p>58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588" calcext:value-type="float" table:number-columns-spanned="4" table:number-rows-spanned="1">
            <text:p>588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3540.64" calcext:value-type="float" table:number-columns-spanned="3" table:number-rows-spanned="1">
            <text:p>3540.64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327624384292105" calcext:value-type="percentage" table:number-columns-spanned="2" table:number-rows-spanned="2">
            <text:p>32.76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office:value-type="float" office:value="205" calcext:value-type="float" table:number-columns-spanned="4" table:number-rows-spanned="1">
            <text:p>205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office:value-type="float" office:value="191" calcext:value-type="float" table:number-columns-spanned="4" table:number-rows-spanned="1">
            <text:p>191.00</text:p>
          </table:table-cell>
          <table:covered-table-cell table:number-columns-repeated="3" table:style-name="ce71"/>
          <table:table-cell table:style-name="ce56" office:value-type="float" office:value="191" calcext:value-type="float" table:number-columns-spanned="4" table:number-rows-spanned="1">
            <text:p>191.00</text:p>
          </table:table-cell>
          <table:covered-table-cell table:number-columns-repeated="3" table:style-name="ce71"/>
          <table:table-cell table:style-name="ce56" office:value-type="float" office:value="191" calcext:value-type="float" table:number-columns-spanned="4" table:number-rows-spanned="1">
            <text:p>191.00</text:p>
          </table:table-cell>
          <table:covered-table-cell table:number-columns-repeated="3" table:style-name="ce71"/>
          <table:table-cell table:style-name="ce56" office:value-type="float" office:value="191" calcext:value-type="float" table:number-columns-spanned="4" table:number-rows-spanned="1">
            <text:p>191.00</text:p>
          </table:table-cell>
          <table:covered-table-cell table:number-columns-repeated="3" table:style-name="ce71"/>
          <table:table-cell table:style-name="ce56" office:value-type="float" office:value="191" calcext:value-type="float" table:number-columns-spanned="4" table:number-rows-spanned="1">
            <text:p>191.00</text:p>
          </table:table-cell>
          <table:covered-table-cell table:number-columns-repeated="3" table:style-name="ce71"/>
          <table:table-cell table:style-name="ce140" table:formula="of:=SUM([.F13:.AD13])" office:value-type="float" office:value="1160" calcext:value-type="float" table:number-columns-spanned="3" table:number-rows-spanned="1">
            <text:p>116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FAVIAN VICTOR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763" calcext:value-type="float" table:number-columns-spanned="3" table:number-rows-spanned="2">
            <text:p>763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925" calcext:value-type="float" table:number-columns-spanned="3" table:number-rows-spanned="3">
            <text:p>92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FAVIAN VICTOR" calcext:value-type="string">
            <text:p>FAVIAN VICTOR</text:p>
          </table:table-cell>
          <table:table-cell table:style-name="ce296"/>
          <table:table-cell table:style-name="ce301" table:formula="of:=[.$F14]+[.$J14]+[.$N14]+[.$R14]+[.$V14]+[.$Z14]+[.$AD14]" office:value-type="float" office:value="33" calcext:value-type="float">
            <text:p>33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763" calcext:value-type="float">
            <text:p>763.00</text:p>
          </table:table-cell>
          <table:table-cell table:style-name="ce304"/>
          <table:table-cell table:style-name="ce307" table:formula="of:=[.BU14]" office:value-type="float" office:value="162" calcext:value-type="float">
            <text:p>162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925" calcext:value-type="float">
            <text:p>925.00</text:p>
          </table:table-cell>
          <table:table-cell table:style-name="ce329"/>
          <table:table-cell table:style-name="ce307" table:formula="of:=[.$AM18]" office:value-type="float" office:value="162" calcext:value-type="float">
            <text:p>162.00</text:p>
          </table:table-cell>
          <table:table-cell table:style-name="ce307"/>
          <table:table-cell table:style-name="ce307" table:formula="of:=IF([.$BU14] &lt;= [.$CA14]* 0.2; [.$BU14]; [.$CA14]* 0.2)" office:value-type="float" office:value="162" calcext:value-type="float">
            <text:p>162.00</text:p>
          </table:table-cell>
          <table:table-cell table:style-name="Default"/>
          <table:table-cell table:style-name="ce339" table:formula="of:=SUM([.$F20:.$AD20])" office:value-type="float" office:value="2972" calcext:value-type="float">
            <text:p>2,972.00</text:p>
          </table:table-cell>
          <table:table-cell table:style-name="ce339"/>
          <table:table-cell table:style-name="ce339" table:formula="of:=SUM([.$F21:.$AD21])" office:value-type="float" office:value="925" calcext:value-type="float">
            <text:p>925.00</text:p>
          </table:table-cell>
          <table:table-cell table:style-name="ce344"/>
          <table:table-cell table:style-name="ce25" table:formula="of:=[.BC14]+[.BE14]" office:value-type="float" office:value="925" calcext:value-type="float">
            <text:p>925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925-Expense" calcext:value-type="string" table:number-columns-spanned="3" table:number-rows-spanned="1">
            <text:p>92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62" calcext:value-type="float" table:number-columns-spanned="3" table:number-rows-spanned="2">
            <text:p>162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595" calcext:value-type="float" table:number-columns-spanned="4" table:number-rows-spanned="1">
            <text:p>59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594" calcext:value-type="float" table:number-columns-spanned="4" table:number-rows-spanned="1">
            <text:p>594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594" calcext:value-type="float" table:number-columns-spanned="4" table:number-rows-spanned="1">
            <text:p>594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594" calcext:value-type="float" table:number-columns-spanned="4" table:number-rows-spanned="1">
            <text:p>594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595" calcext:value-type="float" table:number-columns-spanned="4" table:number-rows-spanned="1">
            <text:p>595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2972" calcext:value-type="float" table:number-columns-spanned="3" table:number-rows-spanned="1">
            <text:p>2972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33" calcext:value-type="string">
            <text:p>REG = 33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311238223418573" calcext:value-type="percentage" table:number-columns-spanned="2" table:number-rows-spanned="2">
            <text:p>31.12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table:formula="of:=IF([.R20];[.R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56" office:value-type="float" office:value="185" calcext:value-type="float" table:number-columns-spanned="4" table:number-rows-spanned="1">
            <text:p>185.00</text:p>
          </table:table-cell>
          <table:covered-table-cell table:number-columns-repeated="3" table:style-name="ce71"/>
          <table:table-cell table:style-name="ce140" table:formula="of:=SUM([.F21:.AD21])" office:value-type="float" office:value="925" calcext:value-type="float" table:number-columns-spanned="3" table:number-rows-spanned="1">
            <text:p>925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JASSER JOSEPH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5" calcext:value-type="float">
            <text:p>5</text:p>
          </table:table-cell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294.645283018868" calcext:value-type="float" table:number-columns-spanned="3" table:number-rows-spanned="2">
            <text:p>294.65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220.754716981132" calcext:value-type="float" table:number-columns-spanned="2" table:number-rows-spanned="2">
            <text:p>220.75</text:p>
          </table:table-cell>
          <table:covered-table-cell table:style-name="ce206"/>
          <table:table-cell table:style-name="ce224" table:content-validation-name="val12" table:formula="of:=[.BS22]" office:value-type="float" office:value="780" calcext:value-type="float" table:number-columns-spanned="3" table:number-rows-spanned="3">
            <text:p>78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JASSER JOSEPH" calcext:value-type="string">
            <text:p>JASSER JOSEPH</text:p>
          </table:table-cell>
          <table:table-cell table:style-name="ce296"/>
          <table:table-cell table:style-name="ce303" table:formula="of:=[.$F22]+[.$J22]+[.$N22]+[.$R22]+[.$V22]+[.$Z22]+[.$AD22]" office:value-type="float" office:value="19" calcext:value-type="float">
            <text:p>19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294.645283018868" calcext:value-type="float">
            <text:p>294.65</text:p>
          </table:table-cell>
          <table:table-cell table:style-name="ce305"/>
          <table:table-cell table:style-name="ce307" table:formula="of:=[.BU22]" office:value-type="float" office:value="264.6" calcext:value-type="float">
            <text:p>264.60</text:p>
          </table:table-cell>
          <table:table-cell table:style-name="ce305"/>
          <table:table-cell table:style-name="ce313" table:formula="of:=[.$G22]+[.$K22]+[.$O22]+[.$S22]+[.$W22]+[.$AA22]+[.$AE22]" office:value-type="float" office:value="5" calcext:value-type="float">
            <text:p>5</text:p>
          </table:table-cell>
          <table:table-cell table:style-name="ce306"/>
          <table:table-cell table:style-name="ce306" table:formula="of:=IF([.$BA22]&gt;0;[.$BG22]*[.$CA22]/([.$BA22]+([.$BG22]*1.5))*1.5;0)" office:value-type="float" office:value="220.754716981132" calcext:value-type="float">
            <text:p>220.75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780" calcext:value-type="float">
            <text:p>780.00</text:p>
          </table:table-cell>
          <table:table-cell table:style-name="ce330"/>
          <table:table-cell table:style-name="ce307" table:formula="of:=[.$AM26]" office:value-type="float" office:value="264.6" calcext:value-type="float">
            <text:p>264.60</text:p>
          </table:table-cell>
          <table:table-cell table:style-name="ce307"/>
          <table:table-cell table:style-name="ce307" table:formula="of:=IF([.$BU22] &lt;= [.$CA22]* 0.2; [.$BU22]; [.$CA22]* 0.2)" office:value-type="float" office:value="156" calcext:value-type="float">
            <text:p>156.00</text:p>
          </table:table-cell>
          <table:table-cell table:style-name="ce335"/>
          <table:table-cell table:style-name="ce341" table:formula="of:=SUM([.$F28:.$AD28])" office:value-type="float" office:value="2442" calcext:value-type="float">
            <text:p>2,442.00</text:p>
          </table:table-cell>
          <table:table-cell table:style-name="ce341"/>
          <table:table-cell table:style-name="ce341" table:formula="of:=SUM([.$F29:.$AD29])" office:value-type="float" office:value="780" calcext:value-type="float">
            <text:p>780.00</text:p>
          </table:table-cell>
          <table:table-cell table:style-name="ce344"/>
          <table:table-cell table:style-name="ce345" table:formula="of:=[.BC22]+[.BE22]" office:value-type="float" office:value="559.245283018868" calcext:value-type="float">
            <text:p>559.25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ichigan <text:s/>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559.25-Expense" calcext:value-type="string" table:number-columns-spanned="3" table:number-rows-spanned="1">
            <text:p>559.2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264.6" calcext:value-type="float" table:number-columns-spanned="3" table:number-rows-spanned="2">
            <text:p>264.6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627" calcext:value-type="float" table:number-columns-spanned="4" table:number-rows-spanned="1">
            <text:p>62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611" calcext:value-type="float" table:number-columns-spanned="4" table:number-rows-spanned="1">
            <text:p>611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627" calcext:value-type="float" table:number-columns-spanned="4" table:number-rows-spanned="1">
            <text:p>62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577" calcext:value-type="float" table:number-columns-spanned="4" table:number-rows-spanned="1">
            <text:p>577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2442" calcext:value-type="float" table:number-columns-spanned="3" table:number-rows-spanned="1">
            <text:p>2442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19" calcext:value-type="string">
            <text:p>REG = 19</text:p>
          </table:table-cell>
          <table:table-cell table:style-name="ce212" table:formula="of:=CONCATENATE(&quot;OT = &quot;; [.BG22])" office:value-type="string" office:string-value="OT = 5" calcext:value-type="string">
            <text:p>OT = 5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319410319410319" calcext:value-type="percentage" table:number-columns-spanned="2" table:number-rows-spanned="2">
            <text:p>31.94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108" table:formula="of:=IF([.N28];[.N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28];[.R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28];[.V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29:.AD29])" office:value-type="float" office:value="780" calcext:value-type="float" table:number-columns-spanned="3" table:number-rows-spanned="1">
            <text:p>78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PEREZ ENRIQUE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666.4" calcext:value-type="float" table:number-columns-spanned="3" table:number-rows-spanned="2">
            <text:p>666.4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890" calcext:value-type="float" table:number-columns-spanned="3" table:number-rows-spanned="3">
            <text:p>89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PEREZ ENRIQUE" calcext:value-type="string">
            <text:p>PEREZ ENRIQUE</text:p>
          </table:table-cell>
          <table:table-cell table:style-name="ce296"/>
          <table:table-cell table:style-name="ce301" table:formula="of:=[.$F30]+[.$J30]+[.$N30]+[.$R30]+[.$V30]+[.$Z30]+[.$AD30]" office:value-type="float" office:value="35" calcext:value-type="float">
            <text:p>35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666.4" calcext:value-type="float">
            <text:p>666.40</text:p>
          </table:table-cell>
          <table:table-cell table:style-name="ce304"/>
          <table:table-cell table:style-name="ce307" table:formula="of:=[.BU30]" office:value-type="float" office:value="223.6" calcext:value-type="float">
            <text:p>223.6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890" calcext:value-type="float">
            <text:p>890.00</text:p>
          </table:table-cell>
          <table:table-cell table:style-name="ce329"/>
          <table:table-cell table:style-name="ce307" table:formula="of:=[.$AM34]" office:value-type="float" office:value="223.6" calcext:value-type="float">
            <text:p>223.60</text:p>
          </table:table-cell>
          <table:table-cell table:style-name="ce307"/>
          <table:table-cell table:style-name="ce307" table:formula="of:=IF([.$BU30] &lt;= [.$CA30]* 0.2; [.$BU30]; [.$CA30]* 0.2)" office:value-type="float" office:value="178" calcext:value-type="float">
            <text:p>178.00</text:p>
          </table:table-cell>
          <table:table-cell table:style-name="Default"/>
          <table:table-cell table:style-name="ce339" table:formula="of:=SUM([.$F36:.$AD36])" office:value-type="float" office:value="2869" calcext:value-type="float">
            <text:p>2,869.00</text:p>
          </table:table-cell>
          <table:table-cell table:style-name="ce339"/>
          <table:table-cell table:style-name="ce339" table:formula="of:=SUM([.$F37:.$AD37])" office:value-type="float" office:value="890" calcext:value-type="float">
            <text:p>890.00</text:p>
          </table:table-cell>
          <table:table-cell table:style-name="ce344"/>
          <table:table-cell table:style-name="ce25" table:formula="of:=[.BC30]+[.BE30]" office:value-type="float" office:value="890" calcext:value-type="float">
            <text:p>89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ichigan </text:p>
          </table:table-cell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890-Expense" calcext:value-type="string" table:number-columns-spanned="3" table:number-rows-spanned="1">
            <text:p>89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223.6" calcext:value-type="float" table:number-columns-spanned="3" table:number-rows-spanned="2">
            <text:p>223.6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574" calcext:value-type="float" table:number-columns-spanned="4" table:number-rows-spanned="1">
            <text:p>574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574" calcext:value-type="float" table:number-columns-spanned="4" table:number-rows-spanned="1">
            <text:p>574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574" calcext:value-type="float" table:number-columns-spanned="4" table:number-rows-spanned="1">
            <text:p>574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573" calcext:value-type="float" table:number-columns-spanned="4" table:number-rows-spanned="1">
            <text:p>573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574" calcext:value-type="float" table:number-columns-spanned="4" table:number-rows-spanned="1">
            <text:p>574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2869" calcext:value-type="float" table:number-columns-spanned="3" table:number-rows-spanned="1">
            <text:p>2869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35" calcext:value-type="string">
            <text:p>REG = 35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percentage" office:value="0.310212617636807" calcext:value-type="percentage" table:number-columns-spanned="2" table:number-rows-spanned="2">
            <text:p>31.02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56" office:value-type="float" office:value="175" calcext:value-type="float" table:number-columns-spanned="4" table:number-rows-spanned="1">
            <text:p>175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40" table:formula="of:=SUM([.F37:.AD37])" office:value-type="float" office:value="890" calcext:value-type="float" table:number-columns-spanned="3" table:number-rows-spanned="1">
            <text:p>89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office:value-type="string" calcext:value-type="string" table:number-columns-spanned="2" table:number-rows-spanned="8">
            <text:p>RODRIGUEZ RAUL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504.4" calcext:value-type="float" table:number-columns-spanned="3" table:number-rows-spanned="2">
            <text:p>504.40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640" calcext:value-type="float" table:number-columns-spanned="3" table:number-rows-spanned="3">
            <text:p>64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RODRIGUEZ RAUL" calcext:value-type="string">
            <text:p>RODRIGUEZ RAUL</text:p>
          </table:table-cell>
          <table:table-cell table:style-name="ce296"/>
          <table:table-cell table:style-name="ce301" table:formula="of:=[.$F38]+[.$J38]+[.$N38]+[.$R38]+[.$V38]+[.$Z38]+[.$AD38]" office:value-type="float" office:value="28" calcext:value-type="float">
            <text:p>28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504.4" calcext:value-type="float">
            <text:p>504.40</text:p>
          </table:table-cell>
          <table:table-cell table:style-name="ce304"/>
          <table:table-cell table:style-name="ce307" table:formula="of:=[.BU38]" office:value-type="float" office:value="135.6" calcext:value-type="float">
            <text:p>135.6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640" calcext:value-type="float">
            <text:p>640.00</text:p>
          </table:table-cell>
          <table:table-cell table:style-name="ce329"/>
          <table:table-cell table:style-name="ce307" table:formula="of:=[.$AM42]" office:value-type="float" office:value="135.6" calcext:value-type="float">
            <text:p>135.60</text:p>
          </table:table-cell>
          <table:table-cell table:style-name="ce307"/>
          <table:table-cell table:style-name="ce307" table:formula="of:=IF([.$BU38] &lt;= [.$CA38]* 0.2; [.$BU38]; [.$CA38]* 0.2)" office:value-type="float" office:value="128" calcext:value-type="float">
            <text:p>128.00</text:p>
          </table:table-cell>
          <table:table-cell table:style-name="Default"/>
          <table:table-cell table:style-name="ce339" table:formula="of:=SUM([.$F44:.$AD44])" office:value-type="float" office:value="2143" calcext:value-type="float">
            <text:p>2,143.00</text:p>
          </table:table-cell>
          <table:table-cell table:style-name="ce339"/>
          <table:table-cell table:style-name="ce339" table:formula="of:=SUM([.$F45:.$AD45])" office:value-type="float" office:value="640" calcext:value-type="float">
            <text:p>640.00</text:p>
          </table:table-cell>
          <table:table-cell table:style-name="ce344"/>
          <table:table-cell table:style-name="ce25" table:formula="of:=[.BC38]+[.BE38]" office:value-type="float" office:value="640" calcext:value-type="float">
            <text:p>64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640-Expense" calcext:value-type="string" table:number-columns-spanned="3" table:number-rows-spanned="1">
            <text:p>640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35.6" calcext:value-type="float" table:number-columns-spanned="3" table:number-rows-spanned="2">
            <text:p>135.6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535" calcext:value-type="float" table:number-columns-spanned="4" table:number-rows-spanned="1">
            <text:p>53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536" calcext:value-type="float" table:number-columns-spanned="4" table:number-rows-spanned="1">
            <text:p>53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536" calcext:value-type="float" table:number-columns-spanned="4" table:number-rows-spanned="1">
            <text:p>53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536" calcext:value-type="float" table:number-columns-spanned="4" table:number-rows-spanned="1">
            <text:p>536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2143" calcext:value-type="float" table:number-columns-spanned="3" table:number-rows-spanned="1">
            <text:p>2143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28" calcext:value-type="string">
            <text:p>REG = 28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percentage" office:value="0.298646756882874" calcext:value-type="percentage" table:number-columns-spanned="2" table:number-rows-spanned="2">
            <text:p>29.86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148" table:formula="of:=SUM([.F45:.AD45])" office:value-type="float" office:value="640" calcext:value-type="float" table:number-columns-spanned="3" table:number-rows-spanned="1">
            <text:p>64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RODRIGUEZ FIDENCIO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string" office:string-value="RODRIGUEZ FIDENCIO" calcext:value-type="string">
            <text:p>RODRIGUEZ FIDENCIO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; [.$BU46]; [.$CA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ichigan 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52];[.N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52];[.Z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52];[.AD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URIBE ALEJANDRO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string" office:string-value="URIBE ALEJANDRO" calcext:value-type="string">
            <text:p>URIBE ALEJANDRO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; [.$BU54]; [.$CA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Michigan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DIV 12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IV 12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IV 12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IV 12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IV 12</text:p>
          </table:table-cell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5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 AND       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 AND       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 AND       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 AND       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 AND                                          ([.F6]+[.G6]&gt;0))                                             OR                                             (([.H6]+[.I6]&gt;0)                                          AND       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  OR        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15" calcext:value-type="float" table:number-columns-spanned="2" table:number-rows-spanned="1">
              <text:p>15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FIDENCIO RODRIGUEZ" calcext:value-type="string" table:number-columns-spanned="3" table:number-rows-spanned="1">
              <text:p>FIDENCIO RODRIGUEZ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ESMERALDA EDUARDO" calcext:value-type="string" table:number-columns-spanned="3" table:number-rows-spanned="8">
            <text:p>ESMERALDA EDUARDO</text:p>
          </table:table-cell>
          <table:covered-table-cell table:number-columns-repeated="2" table:style-name="ce1142"/>
          <table:table-cell table:style-name="ce389" office:value-type="string" calcext:value-type="string" table:number-columns-spanned="3" table:number-rows-spanned="1">
            <text:p>ALDI</text:p>
          </table:table-cell>
          <table:covered-table-cell table:number-columns-repeated="2" table:style-name="ce398"/>
          <table:table-cell table:style-name="ce405" office:value-type="float" office:value="600.64" calcext:value-type="float">
            <text:p>600.64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588" calcext:value-type="float">
            <text:p>588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88" calcext:value-type="float">
            <text:p>588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88" calcext:value-type="float">
            <text:p>588.00</text:p>
          </table:table-cell>
          <table:table-cell table:style-name="ce389" office:value-type="string" calcext:value-type="string" table:number-columns-spanned="3" table:number-rows-spanned="1">
            <text:p>ALDI</text:p>
          </table:table-cell>
          <table:covered-table-cell table:number-columns-repeated="2" table:style-name="ce398"/>
          <table:table-cell table:style-name="ce405" office:value-type="float" office:value="588" calcext:value-type="float">
            <text:p>588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47" office:value-type="float" office:value="588" calcext:value-type="float">
            <text:p>588.00</text:p>
          </table:table-cell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0"/>
          <table:table-cell table:style-name="ce1210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600.64" calcext:value-type="float" table:number-columns-spanned="4" table:number-rows-spanned="1">
            <text:p>600.64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588" calcext:value-type="float" table:number-columns-spanned="4" table:number-rows-spanned="1">
            <text:p>588.00</text:p>
          </table:table-cell>
          <table:covered-table-cell table:number-columns-repeated="2" table:style-name="ce400"/>
          <table:covered-table-cell table:style-name="ce407" table:formula="of:=SUM([.P5:.P12])" office:value-type="float" office:value="588" calcext:value-type="float">
            <text:p>588.00</text:p>
          </table:covered-table-cell>
          <table:table-cell table:style-name="ce391" table:formula="of:=SUM([.T5:.T12])" office:value-type="float" office:value="588" calcext:value-type="float" table:number-columns-spanned="4" table:number-rows-spanned="1">
            <text:p>588.00</text:p>
          </table:table-cell>
          <table:covered-table-cell table:number-columns-repeated="2" table:style-name="ce400"/>
          <table:covered-table-cell table:style-name="ce407" table:formula="of:=SUM([.T5:.T12])" office:value-type="float" office:value="588" calcext:value-type="float">
            <text:p>588.00</text:p>
          </table:covered-table-cell>
          <table:table-cell table:style-name="ce391" table:formula="of:=SUM([.X5:.X12])" office:value-type="float" office:value="588" calcext:value-type="float" table:number-columns-spanned="4" table:number-rows-spanned="1">
            <text:p>588.00</text:p>
          </table:table-cell>
          <table:covered-table-cell table:number-columns-repeated="2" table:style-name="ce400"/>
          <table:covered-table-cell table:style-name="ce407" table:formula="of:=SUM([.X5:.X12])" office:value-type="float" office:value="588" calcext:value-type="float">
            <text:p>588.00</text:p>
          </table:covered-table-cell>
          <table:table-cell table:style-name="ce391" table:formula="of:=SUM([.AB5:.AB12])" office:value-type="float" office:value="588" calcext:value-type="float" table:number-columns-spanned="4" table:number-rows-spanned="1">
            <text:p>588.00</text:p>
          </table:table-cell>
          <table:covered-table-cell table:number-columns-repeated="2" table:style-name="ce400"/>
          <table:covered-table-cell table:style-name="ce407" table:formula="of:=SUM([.AB5:.AB12])" office:value-type="float" office:value="588" calcext:value-type="float">
            <text:p>588.00</text:p>
          </table:covered-table-cell>
          <table:table-cell table:style-name="ce445" table:formula="of:=SUM([.AF5:.AF12])" office:value-type="float" office:value="588" calcext:value-type="float" table:number-columns-spanned="4" table:number-rows-spanned="1">
            <text:p>588.00</text:p>
          </table:table-cell>
          <table:covered-table-cell table:number-columns-repeated="2" table:style-name="ce400"/>
          <table:covered-table-cell table:style-name="ce449" table:formula="of:=SUM([.AF5:.AF12])" office:value-type="float" office:value="588" calcext:value-type="float">
            <text:p>588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FAVIAN VICTOR" calcext:value-type="string" table:number-columns-spanned="3" table:number-rows-spanned="8">
            <text:p>FAVIAN VICTOR</text:p>
          </table:table-cell>
          <table:covered-table-cell table:number-columns-repeated="2" table:style-name="ce1142"/>
          <table:table-cell table:style-name="ce389" office:value-type="string" calcext:value-type="string" table:number-columns-spanned="3" table:number-rows-spanned="1">
            <text:p>ALDI</text:p>
          </table:table-cell>
          <table:covered-table-cell table:number-columns-repeated="2" table:style-name="ce398"/>
          <table:table-cell table:style-name="ce405" office:value-type="float" office:value="595" calcext:value-type="float">
            <text:p>59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 office:value-type="float" office:value="594" calcext:value-type="float">
            <text:p>594.00</text:p>
          </table:table-cell>
          <table:table-cell table:style-name="ce389" office:value-type="string" calcext:value-type="string" table:number-columns-spanned="3" table:number-rows-spanned="1">
            <text:p>PERSONAL DAY 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ARGONE LABS </text:p>
          </table:table-cell>
          <table:covered-table-cell table:number-columns-repeated="2" table:style-name="ce398"/>
          <table:table-cell table:style-name="ce405" office:value-type="float" office:value="594" calcext:value-type="float">
            <text:p>594.00</text:p>
          </table:table-cell>
          <table:table-cell table:style-name="ce389" office:value-type="string" calcext:value-type="string" table:number-columns-spanned="3" table:number-rows-spanned="1">
            <text:p>ALDI</text:p>
          </table:table-cell>
          <table:covered-table-cell table:number-columns-repeated="2" table:style-name="ce398"/>
          <table:table-cell table:style-name="ce405" office:value-type="float" office:value="594" calcext:value-type="float">
            <text:p>594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47" office:value-type="float" office:value="595" calcext:value-type="float">
            <text:p>595.00</text:p>
          </table:table-cell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595" calcext:value-type="float" table:number-columns-spanned="4" table:number-rows-spanned="1">
            <text:p>595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594" calcext:value-type="float" table:number-columns-spanned="4" table:number-rows-spanned="1">
            <text:p>594.00</text:p>
          </table:table-cell>
          <table:covered-table-cell table:number-columns-repeated="2" table:style-name="ce400"/>
          <table:covered-table-cell table:style-name="ce407" table:formula="of:=SUM([.P14:.P21])" office:value-type="float" office:value="594" calcext:value-type="float">
            <text:p>594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594" calcext:value-type="float" table:number-columns-spanned="4" table:number-rows-spanned="1">
            <text:p>594.00</text:p>
          </table:table-cell>
          <table:covered-table-cell table:number-columns-repeated="2" table:style-name="ce400"/>
          <table:covered-table-cell table:style-name="ce407" table:formula="of:=SUM([.X14:.X21])" office:value-type="float" office:value="594" calcext:value-type="float">
            <text:p>594.00</text:p>
          </table:covered-table-cell>
          <table:table-cell table:style-name="ce391" table:formula="of:=SUM([.AB14:.AB21])" office:value-type="float" office:value="594" calcext:value-type="float" table:number-columns-spanned="4" table:number-rows-spanned="1">
            <text:p>594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594" calcext:value-type="float">
            <text:p>594.00</text:p>
          </table:covered-table-cell>
          <table:table-cell table:style-name="ce445" table:formula="of:=SUM([.AF14:.AF21])" office:value-type="float" office:value="595" calcext:value-type="float" table:number-columns-spanned="4" table:number-rows-spanned="1">
            <text:p>595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595" calcext:value-type="float">
            <text:p>595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JASSER JOSEPH" calcext:value-type="string" table:number-columns-spanned="3" table:number-rows-spanned="8">
            <text:p>JASSER JOSEPH</text:p>
          </table:table-cell>
          <table:covered-table-cell table:number-columns-repeated="2" table:style-name="ce1142"/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627" calcext:value-type="float">
            <text:p>627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611" calcext:value-type="float">
            <text:p>611.00</text:p>
          </table:table-cell>
          <table:table-cell table:style-name="ce428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627" calcext:value-type="float">
            <text:p>627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47" office:value-type="float" office:value="577" calcext:value-type="float">
            <text:p>577.00</text:p>
          </table:table-cell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627" calcext:value-type="float" table:number-columns-spanned="4" table:number-rows-spanned="1">
            <text:p>627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611" calcext:value-type="float" table:number-columns-spanned="4" table:number-rows-spanned="1">
            <text:p>611.00</text:p>
          </table:table-cell>
          <table:covered-table-cell table:number-columns-repeated="2" table:style-name="ce400"/>
          <table:covered-table-cell table:style-name="ce418" table:formula="of:=SUM([.L23:.L30])" office:value-type="float" office:value="611" calcext:value-type="float">
            <text:p>611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627" calcext:value-type="float" table:number-columns-spanned="4" table:number-rows-spanned="1">
            <text:p>627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627" calcext:value-type="float">
            <text:p>627.00</text:p>
          </table:covered-table-cell>
          <table:table-cell table:style-name="ce445" table:formula="of:=SUM([.AF23:.AF30])" office:value-type="float" office:value="577" calcext:value-type="float" table:number-columns-spanned="4" table:number-rows-spanned="1">
            <text:p>577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577" calcext:value-type="float">
            <text:p>577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PEREZ ENRIQUE" calcext:value-type="string" table:number-columns-spanned="3" table:number-rows-spanned="8">
            <text:p>PEREZ ENRIQUE</text:p>
          </table:table-cell>
          <table:covered-table-cell table:number-columns-repeated="2" table:style-name="ce1142"/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74" calcext:value-type="float">
            <text:p>574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74" calcext:value-type="float">
            <text:p>574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74" calcext:value-type="float">
            <text:p>574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73" calcext:value-type="float">
            <text:p>573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47" office:value-type="float" office:value="574" calcext:value-type="float">
            <text:p>574.00</text:p>
          </table:table-cell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574" calcext:value-type="float" table:number-columns-spanned="4" table:number-rows-spanned="1">
            <text:p>574.00</text:p>
          </table:table-cell>
          <table:covered-table-cell table:number-columns-repeated="2" table:style-name="ce400"/>
          <table:covered-table-cell table:style-name="ce407" table:formula="of:=SUM([.P32:.P39])" office:value-type="float" office:value="574" calcext:value-type="float">
            <text:p>574.00</text:p>
          </table:covered-table-cell>
          <table:table-cell table:style-name="ce391" table:formula="of:=SUM([.T32:.T39])" office:value-type="float" office:value="574" calcext:value-type="float" table:number-columns-spanned="4" table:number-rows-spanned="1">
            <text:p>574.00</text:p>
          </table:table-cell>
          <table:covered-table-cell table:number-columns-repeated="2" table:style-name="ce400"/>
          <table:covered-table-cell table:style-name="ce407" table:formula="of:=SUM([.T32:.T39])" office:value-type="float" office:value="574" calcext:value-type="float">
            <text:p>574.00</text:p>
          </table:covered-table-cell>
          <table:table-cell table:style-name="ce391" table:formula="of:=SUM([.X32:.X39])" office:value-type="float" office:value="574" calcext:value-type="float" table:number-columns-spanned="4" table:number-rows-spanned="1">
            <text:p>574.00</text:p>
          </table:table-cell>
          <table:covered-table-cell table:number-columns-repeated="2" table:style-name="ce400"/>
          <table:covered-table-cell table:style-name="ce407" table:formula="of:=SUM([.X32:.X39])" office:value-type="float" office:value="574" calcext:value-type="float">
            <text:p>574.00</text:p>
          </table:covered-table-cell>
          <table:table-cell table:style-name="ce391" table:formula="of:=SUM([.AB32:.AB39])" office:value-type="float" office:value="573" calcext:value-type="float" table:number-columns-spanned="4" table:number-rows-spanned="1">
            <text:p>573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573" calcext:value-type="float">
            <text:p>573.00</text:p>
          </table:covered-table-cell>
          <table:table-cell table:style-name="ce445" table:formula="of:=SUM([.AF32:.AF39])" office:value-type="float" office:value="574" calcext:value-type="float" table:number-columns-spanned="4" table:number-rows-spanned="1">
            <text:p>574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574" calcext:value-type="float">
            <text:p>574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RODRIGUEZ RAUL" calcext:value-type="string" table:number-columns-spanned="3" table:number-rows-spanned="8">
            <text:p>RODRIGUEZ RAUL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CASINO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35" calcext:value-type="float">
            <text:p>535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36" calcext:value-type="float">
            <text:p>536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 office:value-type="float" office:value="536" calcext:value-type="float">
            <text:p>536.00</text:p>
          </table:table-cell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47" office:value-type="float" office:value="536" calcext:value-type="float">
            <text:p>536.00</text:p>
          </table:table-cell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535" calcext:value-type="float" table:number-columns-spanned="4" table:number-rows-spanned="1">
            <text:p>535.00</text:p>
          </table:table-cell>
          <table:covered-table-cell table:number-columns-repeated="2" table:style-name="ce400"/>
          <table:covered-table-cell table:style-name="ce407" table:formula="of:=SUM([.T41:.T48])" office:value-type="float" office:value="535" calcext:value-type="float">
            <text:p>535.00</text:p>
          </table:covered-table-cell>
          <table:table-cell table:style-name="ce391" table:formula="of:=SUM([.X41:.X48])" office:value-type="float" office:value="536" calcext:value-type="float" table:number-columns-spanned="4" table:number-rows-spanned="1">
            <text:p>536.00</text:p>
          </table:table-cell>
          <table:covered-table-cell table:number-columns-repeated="2" table:style-name="ce400"/>
          <table:covered-table-cell table:style-name="ce407" table:formula="of:=SUM([.X41:.X48])" office:value-type="float" office:value="536" calcext:value-type="float">
            <text:p>536.00</text:p>
          </table:covered-table-cell>
          <table:table-cell table:style-name="ce391" table:formula="of:=SUM([.AB41:.AB48])" office:value-type="float" office:value="536" calcext:value-type="float" table:number-columns-spanned="4" table:number-rows-spanned="1">
            <text:p>536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536" calcext:value-type="float">
            <text:p>536.00</text:p>
          </table:covered-table-cell>
          <table:table-cell table:style-name="ce445" table:formula="of:=SUM([.AF41:.AF48])" office:value-type="float" office:value="536" calcext:value-type="float" table:number-columns-spanned="4" table:number-rows-spanned="1">
            <text:p>536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536" calcext:value-type="float">
            <text:p>536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string" office:string-value="RODRIGUEZ FIDENCIO" calcext:value-type="string" table:number-columns-spanned="3" table:number-rows-spanned="8">
            <text:p>RODRIGUEZ FIDENCIO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OUTE</text:p>
          </table:table-cell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string" office:string-value="URIBE ALEJANDRO" calcext:value-type="string" table:number-columns-spanned="3" table:number-rows-spanned="8">
            <text:p>URIBE ALEJANDRO</text:p>
          </table:table-cell>
          <table:covered-table-cell table:number-columns-repeated="2" table:style-name="ce1142"/>
          <table:table-cell table:style-name="ce389" office:value-type="string" calcext:value-type="string" table:number-columns-spanned="3" table:number-rows-spanned="1">
            <text:p>ALDI</text:p>
          </table:table-cell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DIV 12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DIV 12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DIV 12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DIV 12</text:p>
          </table:table-cell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DIV 12</text:p>
          </table:table-cell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0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2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0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office:forms form:automatic-focus="false" form:apply-design-mode="fals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53"/>
          <table:table-cell table:style-name="Default"/>
          <table:table-cell table:style-name="ce1253"/>
          <table:table-cell table:style-name="ce1306" office:value-type="string" calcext:value-type="string">
            <text:p>STATE :</text:p>
          </table:table-cell>
          <table:table-cell table:style-name="ce1253"/>
          <table:table-cell table:style-name="Default"/>
          <table:table-cell table:style-name="ce1253"/>
          <table:table-cell table:style-name="ce1360" office:value-type="string" calcext:value-type="string">
            <text:p>Division :</text:p>
          </table:table-cell>
          <table:table-cell table:style-name="ce1253"/>
          <table:table-cell table:style-name="ce599" table:content-validation-name="val5" table:formula="of:=[$'Weekly Payroll Report'.$I$3]" office:value-type="float" office:value="15" calcext:value-type="float">
            <text:p>15</text:p>
          </table:table-cell>
          <table:table-cell table:style-name="ce1253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FIDENCIO RODRIGUEZ" calcext:value-type="string" table:number-columns-spanned="5" table:number-rows-spanned="1">
            <text:p>FIDENCIO RODRIGUEZ</text:p>
          </table:table-cell>
          <table:covered-table-cell table:number-columns-repeated="2" table:style-name="ce1385"/>
          <table:covered-table-cell table:number-columns-repeated="2" table:style-name="ce1253"/>
          <table:table-cell table:style-name="ce1413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85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35" table:formula="of:=IF([$'Weekly Payroll Report'.$F$2]=&quot;&quot;;&quot;&quot;; [$'Weekly Payroll Report'.$F$2])" office:value-type="string" office:string-value="WOOD DALE" calcext:value-type="string" table:number-columns-spanned="3" table:number-rows-spanned="1">
            <text:p>WOOD DALE</text:p>
          </table:table-cell>
          <table:covered-table-cell table:number-columns-repeated="2" table:style-name="ce1262"/>
          <table:table-cell table:style-name="ce770"/>
          <table:table-cell table:style-name="ce1235" table:formula="of:=IF([$'Weekly Payroll Report'.$P$2]=&quot;&quot;; &quot;&quot;; [$'Weekly Payroll Report'.$P$2])" office:value-type="string" office:string-value="IL" calcext:value-type="string">
            <text:p>IL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3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ESMERALDA EDUARDO" calcext:value-type="string">
            <text:p>ESMERALDA EDUARDO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975" calcext:value-type="float">
            <text:p>975.00</text:p>
          </table:table-cell>
          <table:table-cell table:style-name="ce571"/>
          <table:table-cell table:style-name="ce584" table:formula="of:=[$'Weekly Payroll Report'.$BE$6]" office:value-type="float" office:value="185" calcext:value-type="float">
            <text:p>185.0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160" calcext:value-type="float">
            <text:p>1,160.00</text:p>
          </table:table-cell>
          <table:table-cell table:style-name="ce674"/>
          <table:table-cell table:style-name="ce679" table:formula="of:=[$'Weekly Payroll Report'.$BU$6]" office:value-type="float" office:value="185" calcext:value-type="float">
            <text:p>185.00</text:p>
          </table:table-cell>
          <table:table-cell table:style-name="ce679"/>
          <table:table-cell table:style-name="ce679" table:formula="of:=[$'Weekly Payroll Report'.$BW$6]" office:value-type="float" office:value="185" calcext:value-type="float">
            <text:p>185.00</text:p>
          </table:table-cell>
          <table:table-cell table:style-name="ce694"/>
          <table:table-cell table:style-name="ce553" table:formula="of:=[$'Weekly Payroll Report'.$BY$6]" office:value-type="float" office:value="3540.64" calcext:value-type="float">
            <text:p>3,540.64</text:p>
          </table:table-cell>
          <table:table-cell table:style-name="ce553"/>
          <table:table-cell table:style-name="ce725" table:formula="of:=[$'Weekly Payroll Report'.$CA$6]" office:value-type="float" office:value="1160" calcext:value-type="float">
            <text:p>1,16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327624384292105" calcext:value-type="percentage">
            <text:p>32.76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FAVIAN VICTOR" calcext:value-type="string">
            <text:p>FAVIAN VICTOR</text:p>
          </table:table-cell>
          <table:table-cell table:style-name="ce521"/>
          <table:table-cell table:style-name="ce532" table:formula="of:=[$'Weekly Payroll Report'.$BA$14]" office:value-type="float" office:value="33" calcext:value-type="float">
            <text:p>33</text:p>
          </table:table-cell>
          <table:table-cell table:style-name="ce545"/>
          <table:table-cell table:style-name="ce557" table:formula="of:=[$'Weekly Payroll Report'.$BC$14]" office:value-type="float" office:value="763" calcext:value-type="float">
            <text:p>763.00</text:p>
          </table:table-cell>
          <table:table-cell table:style-name="ce572"/>
          <table:table-cell table:style-name="ce585" table:formula="of:=[$'Weekly Payroll Report'.$BE$14]" office:value-type="float" office:value="162" calcext:value-type="float">
            <text:p>162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925" calcext:value-type="float">
            <text:p>925.00</text:p>
          </table:table-cell>
          <table:table-cell table:style-name="ce545"/>
          <table:table-cell table:style-name="ce680" table:formula="of:=[$'Weekly Payroll Report'.$BU$14]" office:value-type="float" office:value="162" calcext:value-type="float">
            <text:p>162.00</text:p>
          </table:table-cell>
          <table:table-cell table:style-name="ce680"/>
          <table:table-cell table:style-name="ce680" table:formula="of:=[$'Weekly Payroll Report'.$BW$14]" office:value-type="float" office:value="162" calcext:value-type="float">
            <text:p>162.00</text:p>
          </table:table-cell>
          <table:table-cell table:style-name="ce695"/>
          <table:table-cell table:style-name="ce706" table:formula="of:=[$'Weekly Payroll Report'.$BY$14]" office:value-type="float" office:value="2972" calcext:value-type="float">
            <text:p>2,972.00</text:p>
          </table:table-cell>
          <table:table-cell table:style-name="ce706"/>
          <table:table-cell table:style-name="ce726" table:formula="of:=[$'Weekly Payroll Report'.$CA$14]" office:value-type="float" office:value="925" calcext:value-type="float">
            <text:p>925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311238223418573" calcext:value-type="percentage">
            <text:p>31.12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7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JASSER JOSEPH" calcext:value-type="string">
            <text:p>JASSER JOSEPH</text:p>
          </table:table-cell>
          <table:table-cell table:style-name="ce522"/>
          <table:table-cell table:style-name="ce533" table:formula="of:=[$'Weekly Payroll Report'.$BA$22]" office:value-type="float" office:value="19" calcext:value-type="float">
            <text:p>19</text:p>
          </table:table-cell>
          <table:table-cell table:style-name="ce544"/>
          <table:table-cell table:style-name="ce558" table:formula="of:=[$'Weekly Payroll Report'.$BC$22]" office:value-type="float" office:value="294.645283018868" calcext:value-type="float">
            <text:p>294.65</text:p>
          </table:table-cell>
          <table:table-cell table:style-name="ce571"/>
          <table:table-cell table:style-name="ce584" table:formula="of:=[$'Weekly Payroll Report'.$BE$22]" office:value-type="float" office:value="264.6" calcext:value-type="float">
            <text:p>264.60</text:p>
          </table:table-cell>
          <table:table-cell table:style-name="ce589"/>
          <table:table-cell table:style-name="ce604" table:formula="of:=[$'Weekly Payroll Report'.$BG$22]" office:value-type="float" office:value="5" calcext:value-type="float">
            <text:p>5</text:p>
          </table:table-cell>
          <table:table-cell table:style-name="ce558"/>
          <table:table-cell table:style-name="ce558" table:formula="of:=[$'Weekly Payroll Report'.$BI$22]" office:value-type="float" office:value="220.754716981132" calcext:value-type="float">
            <text:p>220.75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780" calcext:value-type="float">
            <text:p>780.00</text:p>
          </table:table-cell>
          <table:table-cell table:style-name="ce544"/>
          <table:table-cell table:style-name="ce681" table:formula="of:=[$'Weekly Payroll Report'.$BU$22]" office:value-type="float" office:value="264.6" calcext:value-type="float">
            <text:p>264.60</text:p>
          </table:table-cell>
          <table:table-cell table:style-name="ce681"/>
          <table:table-cell table:style-name="ce681" table:formula="of:=[$'Weekly Payroll Report'.$BW$22]" office:value-type="float" office:value="156" calcext:value-type="float">
            <text:p>156.00</text:p>
          </table:table-cell>
          <table:table-cell table:style-name="ce696"/>
          <table:table-cell table:style-name="ce1501" table:formula="of:=[$'Weekly Payroll Report'.$BY$22]" office:value-type="float" office:value="2442" calcext:value-type="float">
            <text:p>2,442.00</text:p>
          </table:table-cell>
          <table:table-cell table:style-name="ce1501"/>
          <table:table-cell table:style-name="ce727" table:formula="of:=[$'Weekly Payroll Report'.$CA$22]" office:value-type="float" office:value="780" calcext:value-type="float">
            <text:p>78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319410319410319" calcext:value-type="percentage">
            <text:p>31.94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7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PEREZ ENRIQUE" calcext:value-type="string">
            <text:p>PEREZ ENRIQUE</text:p>
          </table:table-cell>
          <table:table-cell table:style-name="ce521"/>
          <table:table-cell table:style-name="ce532" table:formula="of:=[$'Weekly Payroll Report'.$BA$30]" office:value-type="float" office:value="35" calcext:value-type="float">
            <text:p>35</text:p>
          </table:table-cell>
          <table:table-cell table:style-name="ce545"/>
          <table:table-cell table:style-name="ce557" table:formula="of:=[$'Weekly Payroll Report'.$BC$30]" office:value-type="float" office:value="666.4" calcext:value-type="float">
            <text:p>666.40</text:p>
          </table:table-cell>
          <table:table-cell table:style-name="ce572"/>
          <table:table-cell table:style-name="ce585" table:formula="of:=[$'Weekly Payroll Report'.$BE$30]" office:value-type="float" office:value="223.6" calcext:value-type="float">
            <text:p>223.6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890" calcext:value-type="float">
            <text:p>890.00</text:p>
          </table:table-cell>
          <table:table-cell table:style-name="ce545"/>
          <table:table-cell table:style-name="ce680" table:formula="of:=[$'Weekly Payroll Report'.$BU$30]" office:value-type="float" office:value="223.6" calcext:value-type="float">
            <text:p>223.60</text:p>
          </table:table-cell>
          <table:table-cell table:style-name="ce680"/>
          <table:table-cell table:style-name="ce680" table:formula="of:=[$'Weekly Payroll Report'.$BW$30]" office:value-type="float" office:value="178" calcext:value-type="float">
            <text:p>178.00</text:p>
          </table:table-cell>
          <table:table-cell table:style-name="ce695"/>
          <table:table-cell table:style-name="ce706" table:formula="of:=[$'Weekly Payroll Report'.$BY$30]" office:value-type="float" office:value="2869" calcext:value-type="float">
            <text:p>2,869.00</text:p>
          </table:table-cell>
          <table:table-cell table:style-name="ce706"/>
          <table:table-cell table:style-name="ce726" table:formula="of:=[$'Weekly Payroll Report'.$CA$30]" office:value-type="float" office:value="890" calcext:value-type="float">
            <text:p>89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.310212617636807" calcext:value-type="percentage">
            <text:p>31.02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RODRIGUEZ RAUL" calcext:value-type="string">
            <text:p>RODRIGUEZ RAUL</text:p>
          </table:table-cell>
          <table:table-cell table:style-name="ce523"/>
          <table:table-cell table:style-name="ce534" table:formula="of:=[$'Weekly Payroll Report'.$BA$38]" office:value-type="float" office:value="28" calcext:value-type="float">
            <text:p>28</text:p>
          </table:table-cell>
          <table:table-cell table:style-name="ce546"/>
          <table:table-cell table:style-name="ce559" table:formula="of:=[$'Weekly Payroll Report'.$BC$38]" office:value-type="float" office:value="504.4" calcext:value-type="float">
            <text:p>504.40</text:p>
          </table:table-cell>
          <table:table-cell table:style-name="ce573"/>
          <table:table-cell table:style-name="ce586" table:formula="of:=[$'Weekly Payroll Report'.$BE$38]" office:value-type="float" office:value="135.6" calcext:value-type="float">
            <text:p>135.6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640" calcext:value-type="float">
            <text:p>640.00</text:p>
          </table:table-cell>
          <table:table-cell table:style-name="ce546"/>
          <table:table-cell table:style-name="ce682" table:formula="of:=[$'Weekly Payroll Report'.$BU$38]" office:value-type="float" office:value="135.6" calcext:value-type="float">
            <text:p>135.60</text:p>
          </table:table-cell>
          <table:table-cell table:style-name="ce682"/>
          <table:table-cell table:style-name="ce682" table:formula="of:=[$'Weekly Payroll Report'.$BW$38]" office:value-type="float" office:value="128" calcext:value-type="float">
            <text:p>128.00</text:p>
          </table:table-cell>
          <table:table-cell table:style-name="ce697"/>
          <table:table-cell table:style-name="ce1502" table:formula="of:=[$'Weekly Payroll Report'.$BY$38]" office:value-type="float" office:value="2143" calcext:value-type="float">
            <text:p>2,143.00</text:p>
          </table:table-cell>
          <table:table-cell table:style-name="ce1502"/>
          <table:table-cell table:style-name="ce728" table:formula="of:=[$'Weekly Payroll Report'.$CA$38]" office:value-type="float" office:value="640" calcext:value-type="float">
            <text:p>64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.298646756882874" calcext:value-type="percentage">
            <text:p>29.86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string" office:string-value="RODRIGUEZ FIDENCIO" calcext:value-type="string">
            <text:p>RODRIGUEZ FIDENCIO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1497" table:formula="of:=[$'Weekly Payroll Report'.$BY$46]" office:value-type="float" office:value="0" calcext:value-type="float">
            <text:p>0.00</text:p>
          </table:table-cell>
          <table:table-cell table:style-name="ce1497"/>
          <table:table-cell table:style-name="ce1497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string" office:string-value="URIBE ALEJANDRO" calcext:value-type="string">
            <text:p>URIBE ALEJANDRO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1499" table:formula="of:=[$'Weekly Payroll Report'.$BY$62]" office:value-type="float" office:value="0" calcext:value-type="float">
            <text:p>0.00</text:p>
          </table:table-cell>
          <table:table-cell table:style-name="ce1499"/>
          <table:table-cell table:style-name="ce1499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1500" table:formula="of:=[$'Weekly Payroll Report'.$BY$78]" office:value-type="float" office:value="0" calcext:value-type="float">
            <text:p>0.00</text:p>
          </table:table-cell>
          <table:table-cell table:style-name="ce1500"/>
          <table:table-cell table:style-name="ce1500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102]" office:value-type="float" office:value="0" calcext:value-type="float">
            <text:p>0.00</text:p>
          </table:table-cell>
          <table:table-cell table:style-name="ce1501"/>
          <table:table-cell table:style-name="ce1501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1502" table:formula="of:=[$'Weekly Payroll Report'.$BY$118]" office:value-type="float" office:value="0" calcext:value-type="float">
            <text:p>0.00</text:p>
          </table:table-cell>
          <table:table-cell table:style-name="ce1502"/>
          <table:table-cell table:style-name="ce1502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142]" office:value-type="float" office:value="0" calcext:value-type="float">
            <text:p>0.00</text:p>
          </table:table-cell>
          <table:table-cell table:style-name="ce1501"/>
          <table:table-cell table:style-name="ce1501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1503" table:formula="of:=[$'Weekly Payroll Report'.$BY$158]" office:value-type="float" office:value="0" calcext:value-type="float">
            <text:p>0.00</text:p>
          </table:table-cell>
          <table:table-cell table:style-name="ce1503"/>
          <table:table-cell table:style-name="ce1503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182]" office:value-type="float" office:value="0" calcext:value-type="float">
            <text:p>0.00</text:p>
          </table:table-cell>
          <table:table-cell table:style-name="ce1501"/>
          <table:table-cell table:style-name="ce1501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1502" table:formula="of:=[$'Weekly Payroll Report'.$BY$198]" office:value-type="float" office:value="0" calcext:value-type="float">
            <text:p>0.00</text:p>
          </table:table-cell>
          <table:table-cell table:style-name="ce1502"/>
          <table:table-cell table:style-name="ce1502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1501" table:formula="of:=[$'Weekly Payroll Report'.$BY$222]" office:value-type="float" office:value="0" calcext:value-type="float">
            <text:p>0.00</text:p>
          </table:table-cell>
          <table:table-cell table:style-name="ce1501"/>
          <table:table-cell table:style-name="ce1501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1502" table:formula="of:=[$'Weekly Payroll Report'.$BY$238]" office:value-type="float" office:value="0" calcext:value-type="float">
            <text:p>0.00</text:p>
          </table:table-cell>
          <table:table-cell table:style-name="ce1502"/>
          <table:table-cell table:style-name="ce1502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155" calcext:value-type="float">
            <text:p>155</text:p>
          </table:table-cell>
          <table:table-cell table:style-name="ce553"/>
          <table:table-cell table:style-name="ce565" table:formula="of:=SUM([.H6:.H37])" office:value-type="float" office:value="3203.44528301887" calcext:value-type="float">
            <text:p>3203.445</text:p>
          </table:table-cell>
          <table:table-cell table:style-name="ce580"/>
          <table:table-cell table:style-name="ce584" table:formula="of:=SUM([.J6:.J37])" office:value-type="float" office:value="970.8" calcext:value-type="float">
            <text:p>970.80</text:p>
          </table:table-cell>
          <table:table-cell table:style-name="ce598"/>
          <table:table-cell table:style-name="ce610" table:formula="of:=SUM([.L6:.L37])" office:value-type="float" office:value="5" calcext:value-type="float">
            <text:p>5</text:p>
          </table:table-cell>
          <table:table-cell table:style-name="ce553"/>
          <table:table-cell table:style-name="ce518" table:formula="of:=SUM([.N6:.N37])" office:value-type="float" office:value="220.754716981132" calcext:value-type="float">
            <text:p>220.75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1405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1405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4395" calcext:value-type="float">
            <text:p>4,395.00</text:p>
          </table:table-cell>
          <table:table-cell table:style-name="ce1405"/>
          <table:table-cell table:style-name="ce518" table:formula="of:=SUM([.Z6:.Z37])" office:value-type="float" office:value="970.8" calcext:value-type="float">
            <text:p>970.80</text:p>
          </table:table-cell>
          <table:table-cell table:style-name="ce1405"/>
          <table:table-cell table:style-name="ce518" table:formula="of:=SUM([.AB6:.AB37])" office:value-type="float" office:value="809" calcext:value-type="float">
            <text:p>809.00</text:p>
          </table:table-cell>
          <table:table-cell table:style-name="ce1405"/>
          <table:table-cell table:style-name="ce518" table:formula="of:=SUM([.AD6:.AD37])" office:value-type="float" office:value="13966.64" calcext:value-type="float">
            <text:p>13,966.64</text:p>
          </table:table-cell>
          <table:table-cell table:style-name="ce1405"/>
          <table:table-cell table:style-name="ce518" table:formula="of:=SUM([.AF6:.AF37])" office:value-type="float" office:value="4395" calcext:value-type="float">
            <text:p>4,395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146784051139" calcext:value-type="percentage">
            <text:p>31.47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8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8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8" table:number-rows-repeated="1048405">
          <table:table-cell table:number-columns-repeated="1024"/>
        </table:table-row>
        <table:table-row table:style-name="ro18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9:44:37.368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9:44:37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9:44:37.368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editing-duration>PT24M12S</meta:editing-duration>
    <meta:editing-cycles>10</meta:editing-cycles>
    <meta:creation-date>2022-02-16T13:04:14.401000000</meta:creation-date>
    <meta:initial-creator>Fidencio Rodriguez</meta:initial-creator>
    <dc:date>2022-04-22T09:06:45.573000000</dc:date>
    <dc:creator>Fidencio Rodriguez</dc:creator>
    <meta:printed-by>Fidencio Rodriguez</meta:printed-by>
    <meta:print-date>2022-04-22T09:06:41.417000000</meta:print-date>
    <meta:document-statistic meta:table-count="3" meta:cell-count="3921" meta:object-count="0"/>
  </office:meta>
</office:document-meta>
</file>